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nsolas"/>
    </style:style>
    <style:style style:name="ce2" style:family="table-cell" style:parent-style-name="Default" style:data-style-name="N100">
      <style:text-properties style:font-name="consolas"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011F0000</text:p>
          </table:table-cell>
          <table:table-cell office:value-type="string">
            <text:p>dmc-devilmaycry.ex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[03884A74]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+0x0840</text:p>
          </table:table-cell>
          <table:table-cell office:value-type="string">
            <text:p>float</text:p>
          </table:table-cell>
          <table:table-cell office:value-type="string">
            <text:p>Curr HP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+0x0844</text:p>
          </table:table-cell>
          <table:table-cell office:value-type="string">
            <text:p>float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2016-05-29</text:date>, <text:time>00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M13S</meta:editing-duration>
    <meta:editing-cycles>3</meta:editing-cycles>
    <meta:generator>OpenOffice/4.1.2$Win32 OpenOffice.org_project/412m3$Build-9782</meta:generator>
    <dc:date>2016-05-29T00:20:22.98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